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98"/>
    <style:style style:name="P2" style:family="paragraph" style:parent-style-name="Text_20_body" style:list-style-name="L2">
      <style:paragraph-properties fo:margin-top="0cm" fo:margin-bottom="0cm" loext:contextual-spacing="false"/>
    </style:style>
    <style:style style:name="P3" style:family="paragraph" style:parent-style-name="Text_20_body" style:list-style-name="L12">
      <style:paragraph-properties fo:margin-top="0cm" fo:margin-bottom="0cm" loext:contextual-spacing="false"/>
    </style:style>
    <style:style style:name="P4" style:family="paragraph" style:parent-style-name="Text_20_body" style:list-style-name="L22">
      <style:paragraph-properties fo:margin-top="0cm" fo:margin-bottom="0cm" loext:contextual-spacing="false"/>
    </style:style>
    <style:style style:name="P5" style:family="paragraph" style:parent-style-name="Text_20_body" style:list-style-name="L32">
      <style:paragraph-properties fo:margin-top="0cm" fo:margin-bottom="0cm" loext:contextual-spacing="false"/>
    </style:style>
    <style:style style:name="P6" style:family="paragraph" style:parent-style-name="Text_20_body" style:list-style-name="L42">
      <style:paragraph-properties fo:margin-top="0cm" fo:margin-bottom="0cm" loext:contextual-spacing="false"/>
    </style:style>
    <style:style style:name="P7" style:family="paragraph" style:parent-style-name="Text_20_body" style:list-style-name="L52">
      <style:paragraph-properties fo:margin-top="0cm" fo:margin-bottom="0cm" loext:contextual-spacing="false"/>
    </style:style>
    <style:style style:name="P8" style:family="paragraph" style:parent-style-name="Text_20_body" style:list-style-name="L62">
      <style:paragraph-properties fo:margin-top="0cm" fo:margin-bottom="0cm" loext:contextual-spacing="false"/>
    </style:style>
    <style:style style:name="P9" style:family="paragraph" style:parent-style-name="Text_20_body" style:list-style-name="L72">
      <style:paragraph-properties fo:margin-top="0cm" fo:margin-bottom="0cm" loext:contextual-spacing="false"/>
    </style:style>
    <style:style style:name="P10" style:family="paragraph" style:parent-style-name="Text_20_body" style:list-style-name="L82">
      <style:paragraph-properties fo:margin-top="0cm" fo:margin-bottom="0cm" loext:contextual-spacing="false"/>
    </style:style>
    <style:style style:name="P11" style:family="paragraph" style:parent-style-name="Text_20_body" style:list-style-name="L92">
      <style:paragraph-properties fo:margin-top="0cm" fo:margin-bottom="0cm" loext:contextual-spacing="false"/>
    </style:style>
    <style:style style:name="P12" style:family="paragraph" style:parent-style-name="Standard">
      <style:paragraph-properties fo:margin-top="0cm" fo:margin-bottom="0.499cm" loext:contextual-spacing="false"/>
    </style:style>
    <style:style style:name="P13" style:family="paragraph" style:parent-style-name="Standard">
      <style:paragraph-properties fo:margin-top="0cm" fo:margin-bottom="0.499cm" loext:contextual-spacing="false" fo:text-align="center" style:justify-single-word="false"/>
      <style:text-properties officeooo:rsid="000fc0ba" officeooo:paragraph-rsid="000fc0ba"/>
    </style:style>
    <style:style style:name="T1" style:family="text">
      <style:text-properties officeooo:rsid="000fc0b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01fe6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0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 text:c="71"/><text:span text:style-name="T2">Paper 19 <text:s text:c="51"/>K. AHMADI</text:span></text:p>
      <text:p text:style-name="P12"><text:span text:style-name="T1">1- </text:span>The end of the year is traditionally a --------------- period with a higher than usual demand for cash.</text:p>
      <text:list xml:id="list1309859566" text:style-name="L2">
        <text:list-header>
          <text:p text:style-name="P2"><text:bookmark text:name="Q_0_01"/><text:span text:style-name="T1">a-</text:span>  long<text:bookmark text:name="Q_0_1"/> <text:s text:c="9"/><text:span text:style-name="T1">b-</text:span>  busy<text:bookmark text:name="Q_0_2"/> <text:s text:c="7"/><text:span text:style-name="T1">c- </text:span>direct <text:s text:c="6"/><text:span text:style-name="T1">d-</text:span> rapid</text:p>
          <text:p text:style-name="P2"/>
        </text:list-header>
      </text:list>
      <text:p text:style-name="Text_20_body"><text:bookmark text:name="Q_1"/><text:span text:style-name="T3">2- </text:span>You should ------------------ about 350 g per person.</text:p>
      <text:list xml:id="list2822934376" text:style-name="L12">
        <text:list-header>
          <text:p text:style-name="P3"><text:span text:style-name="T3">a- </text:span> treat <text:s text:c="5"/><text:span text:style-name="T3">b- </text:span> take<text:bookmark text:name="Q_1_2"/> <text:s text:c="5"/><text:span text:style-name="T3">c- </text:span>invite <text:s text:c="6"/><text:span text:style-name="T3">d- </text:span> allow</text:p>
          <text:p text:style-name="P3"/>
        </text:list-header>
      </text:list>
      <text:p text:style-name="Text_20_body"><text:bookmark text:name="Q_2"/><text:span text:style-name="T3">3- </text:span>Funds ---------------- R&amp;D in the higher education sector come from many different sources.</text:p>
      <text:list xml:id="list3853455547" text:style-name="L22">
        <text:list-header>
          <text:p text:style-name="P4"><text:span text:style-name="T3">a-</text:span> to <text:s text:c="6"/><text:span text:style-name="T3">b-</text:span> for <text:s text:c="6"/><text:span text:style-name="T3">c-</text:span> by <text:s text:c="6"/><text:span text:style-name="T3">d-</text:span> at</text:p>
          <text:p text:style-name="P4"/>
        </text:list-header>
      </text:list>
      <text:p text:style-name="Text_20_body"><text:bookmark text:name="Q_3"/><text:span text:style-name="T3">4- </text:span>Certain hurdles have still to be negotiated before the test can be introduced on a ------------- scale. </text:p>
      <text:list xml:id="list113271987" text:style-name="L32">
        <text:list-header>
          <text:p text:style-name="P5"><text:bookmark text:name="Q_3_01"/><text:span text:style-name="T3">a-</text:span>  heavy<text:bookmark text:name="Q_3_1"/> <text:s text:c="6"/><text:span text:style-name="T3">b-</text:span>  sharp <text:s text:c="5"/><text:span text:style-name="T3">c-</text:span> large <text:s text:c="5"/><text:span text:style-name="T3">d- </text:span>loose</text:p>
          <text:p text:style-name="P5"/>
        </text:list-header>
      </text:list>
      <text:p text:style-name="Text_20_body"><text:bookmark text:name="Q_4"/><text:span text:style-name="T3">5- </text:span>All applications must be sent to the Secretary General at least two months before the ----------------, together with a curriculum vitae and a two-page declaration on CPMR strategy.</text:p>
      <text:list xml:id="list2346061421" text:style-name="L42">
        <text:list-header>
          <text:p text:style-name="P6"><text:bookmark text:name="Q_4_01"/><text:span text:style-name="T3">a- </text:span>limite <text:s text:c="6"/><text:span text:style-name="T3">b-</text:span> response <text:s text:c="6"/><text:span text:style-name="T3">c-</text:span> final <text:s text:c="5"/><text:span text:style-name="T3">d-</text:span> deadline</text:p>
          <text:p text:style-name="P6"/>
        </text:list-header>
      </text:list>
      <text:p text:style-name="Text_20_body"><text:bookmark text:name="Q_5"/><text:span text:style-name="T3">6- </text:span>This document contains proprietary --------------- that is protected by copyright.</text:p>
      <text:list xml:id="list257964838" text:style-name="L52">
        <text:list-header>
          <text:p text:style-name="P7"><text:span text:style-name="T3">a-</text:span> inform<text:bookmark text:name="Q_5_1"/> <text:s text:c="7"/><text:span text:style-name="T3">b- </text:span>informed<text:bookmark text:name="Q_5_2"/> <text:s text:c="7"/><text:span text:style-name="T3">c- </text:span>informing <text:s text:c="7"/><text:span text:style-name="T3">d- </text:span> information</text:p>
          <text:p text:style-name="P7"/>
        </text:list-header>
      </text:list>
      <text:p text:style-name="Text_20_body"><text:bookmark text:name="Q_6"/><text:span text:style-name="T3">7- </text:span>Make sure the connection is made to bare metal and is ----------------- fastened using the sheet metal screw provided.</text:p>
      <text:list xml:id="list264589789" text:style-name="L62">
        <text:list-header>
          <text:p text:style-name="P8"><text:bookmark text:name="Q_6_01"/><text:span text:style-name="T3">a-</text:span>  secure<text:bookmark text:name="Q_6_1"/> <text:s text:c="6"/><text:span text:style-name="T3">b-</text:span>  securing<text:bookmark text:name="Q_6_2"/> <text:s text:c="6"/><text:span text:style-name="T3">c-</text:span>  security <text:s text:c="5"/><text:span text:style-name="T3">d-</text:span> securely</text:p>
          <text:p text:style-name="P8"/>
        </text:list-header>
      </text:list>
      <text:p text:style-name="Text_20_body"><text:bookmark text:name="Q_7"/><text:span text:style-name="T3">8- </text:span>------------- in Geneva, ISSCO was created by the Dalle Molle Foundation in 1972 with the aim of perfecting an automated IT translation system and carrying out research into cognitive sciences and semantics.</text:p>
      <text:list xml:id="list2997462876" text:style-name="L72">
        <text:list-header>
          <text:p text:style-name="P9"><text:span text:style-name="T3">a-</text:span> Located <text:s text:c="6"/><text:span text:style-name="T3">b-</text:span> location <text:s text:c="6"/><text:span text:style-name="T3">c- </text:span> locating <text:s text:c="6"/><text:span text:style-name="T3">d-</text:span> locates</text:p>
          <text:p text:style-name="P9"/>
        </text:list-header>
      </text:list>
      <text:p text:style-name="Text_20_body"><text:bookmark text:name="Q_8"/><text:span text:style-name="T3">9- </text:span>Badges must be clearly ------------------ on clothing for the duration of the conference.</text:p>
      <text:list xml:id="list176514438" text:style-name="L82">
        <text:list-header>
          <text:p text:style-name="P10"><text:span text:style-name="T3">a-</text:span> conducted <text:s text:c="6"/><text:span text:style-name="T3">b-</text:span> demonstrated <text:s text:c="5"/><text:span text:style-name="T3">c-</text:span> displayed <text:s text:c="7"/><text:span text:style-name="T3">d- </text:span> obtained</text:p>
          <text:p text:style-name="P10"/>
        </text:list-header>
      </text:list>
      <text:p text:style-name="Text_20_body"><text:bookmark text:name="Q_9"/><text:span text:style-name="T3">10- </text:span>Public opinion research is a tool the government --------------------- uses to capture public awareness and concerns. </text:p>
      <text:list xml:id="list3459276570" text:style-name="L92">
        <text:list-header>
          <text:p text:style-name="P11"><text:bookmark text:name="Q_9_01"/><text:span text:style-name="T3">a-</text:span>  frequent <text:s text:c="5"/><text:span text:style-name="T3">b-</text:span> frequently<text:bookmark text:name="Q_9_2"/> <text:s text:c="6"/><text:span text:style-name="T3">c- </text:span>frequentin<text:span text:style-name="T3">g <text:s text:c="6"/>d- </text:span> frequented</text:p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2:14:21.326000000</meta:creation-date>
    <dc:date>2017-11-02T12:43:35.734000000</dc:date>
    <meta:editing-duration>PT18M27S</meta:editing-duration>
    <meta:editing-cycles>1</meta:editing-cycles>
    <meta:document-statistic meta:table-count="0" meta:image-count="0" meta:object-count="0" meta:page-count="1" meta:paragraph-count="30" meta:word-count="288" meta:character-count="1947" meta:non-whitespace-character-count="1381"/>
    <meta:generator>LibreOffice/5.3.5.2$Windows_x86 LibreOffice_project/50d9bf2b0a79cdb85a3814b592608037a682059d</meta:generator>
  </office:meta>
</office:document-meta>
</file>